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margin-left="0in" fo:margin-right="0in" fo:line-height="115%" fo:text-indent="0in" style:auto-text-indent="false" fo:break-before="auto" fo:break-after="auto" style:writing-mode="lr-tb"/>
    </style:style>
    <style:style style:name="P4" style:family="paragraph" style:parent-style-name="Standard">
      <style:paragraph-properties fo:margin-left="3.5in" fo:margin-right="0in" fo:line-height="115%" fo:text-indent="0in" style:auto-text-indent="false" fo:break-before="auto" fo:break-after="auto" style:writing-mode="lr-tb"/>
    </style:style>
    <style:style style:name="P5" style:family="paragraph" style:parent-style-name="Standard">
      <style:paragraph-properties fo:margin-left="0in" fo:margin-right="0in" fo:line-height="115%" fo:text-indent="0.5in" style:auto-text-indent="false" fo:break-before="auto" fo:break-after="auto" style:writing-mode="lr-tb"/>
    </style:style>
    <style:style style:name="P6" style:family="paragraph" style:parent-style-name="Standard">
      <style:paragraph-properties fo:margin-left="0.5in" fo:margin-right="0in" fo:line-height="115%" fo:text-indent="0in" style:auto-text-indent="false" fo:break-before="auto" fo:break-after="auto" style:writing-mode="lr-tb"/>
    </style:style>
    <style:style style:name="P7" style:family="paragraph" style:parent-style-name="Standard" style:master-page-name="Standard">
      <style:paragraph-properties fo:line-height="115%" style:page-number="auto" fo:break-before="auto" fo:break-after="auto" style:writing-mode="lr-tb"/>
      <style:text-properties fo:font-weight="bold" style:font-weight-asian="bold" style:font-weight-complex="bold"/>
    </style:style>
    <style:style style:name="P8" style:family="paragraph" style:parent-style-name="Standard">
      <style:paragraph-properties fo:line-height="115%" fo:break-before="auto" fo:break-after="auto"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style:font-name-asian="Courier New" style:font-name-complex="Courier New"/>
    </style:style>
    <style:style style:name="T4"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alogy</text:p>
      <text:p text:style-name="P2"/>
      <text:p text:style-name="P1">Suppose you need to carry two products across a farmyard: apples and water. The container you choose would depend on the product, and how much of the product you have to move. You might choose a small hand basket to carry a few apples, and a larger bushel basket to carry a large number of apples. Similarly, you could use a one-gallon bucket or a five-gallon bucket, depending on how much water you expected to move. </text:p>
      <text:p text:style-name="P1"/>
      <text:p text:style-name="P1">In a similar way, we choose data types to describe the type of data we would like to store in a variable, and “how much” of that data we expect to store.</text:p>
      <text:p text:style-name="P2"/>
      <text:p text:style-name="P1"><text:span text:style-name="T1">Data</text:span><text:span text:style-name="T1"> </text:span><text:span text:style-name="T1">types</text:span></text:p>
      <text:p text:style-name="P1"/>
      <text:p text:style-name="P1">Every variable has a data type which describes the range of possible values that may be stored in the variable. The C++ language defines a handful of basic types, some of which were discussed in Chapter \ref{chap_assignments}. These types, their sizes (which may vary depending on the operating system), and the range of possible values are:</text:p>
      <text:p text:style-name="P1"/>
      <text:p text:style-name="P1">bool<text:tab/><text:tab/><text:tab/><text:tab/>1 byte<text:tab/><text:tab/><text:tab/>true or false</text:p>
      <text:p text:style-name="P1">char<text:tab/><text:tab/><text:tab/><text:tab/>1 byte<text:tab/><text:tab/><text:tab/>-128 to 127</text:p>
      <text:p text:style-name="P1">short int (short)<text:tab/><text:tab/>2 bytes<text:tab/><text:tab/>-32,768 to 32,767</text:p>
      <text:p text:style-name="P1">int<text:tab/><text:tab/><text:tab/><text:tab/>4 bytes<text:tab/><text:tab/>-2,147,483,648 to 2,147,483,647</text:p>
      <text:p text:style-name="P1">long int (long)<text:tab/><text:tab/><text:tab/>4 bytes<text:tab/><text:tab/>-2,147,483,648 to 2,147,483,647</text:p>
      <text:p text:style-name="P1">float<text:tab/><text:tab/><text:tab/><text:tab/>4 bytes<text:tab/><text:tab/>* See “Floating-point Types” below</text:p>
      <text:p text:style-name="P1">double<text:tab/><text:tab/><text:tab/><text:tab/>8 bytes<text:tab/><text:tab/>* See “Floating-point Types” below</text:p>
      <text:p text:style-name="P1">long double<text:tab/><text:tab/><text:tab/>8 bytes<text:tab/><text:tab/>* See “Floating-point Types” below</text:p>
      <text:p text:style-name="P1"><text:tab/></text:p>
      <text:p text:style-name="P1">Additionally, the C++11 standard provides for the following type:</text:p>
      <text:p text:style-name="P1"/>
      <text:p text:style-name="P3">long long int (long long)<text:tab/>8 bytes<text:tab/><text:tab/>-9,223,372,036,854,775,808 to </text:p>
      <text:p text:style-name="P4">9,223,372,036,854,775,807</text:p>
      <text:p text:style-name="P1"/>
      <text:p text:style-name="P1">Several of the integer types have unsigned versions, which may only contain values greater than or equal to zero. Floating-point numbers do not have unsigned versions, as the sign is part of the standard that defines how these variables are represented in memory. </text:p>
      <text:p text:style-name="P1"/>
      <text:p text:style-name="P1">unsigned char<text:tab/><text:tab/><text:tab/>1 byte<text:tab/><text:tab/><text:tab/>0 to 255</text:p>
      <text:p text:style-name="P1">unsigned short<text:tab/><text:tab/>2 bytes<text:tab/><text:tab/>0 to 65,535</text:p>
      <text:p text:style-name="P1">unsigned int<text:tab/><text:tab/><text:tab/>4 bytes<text:tab/><text:tab/>0 to 4,294,967,295</text:p>
      <text:p text:style-name="P1">unsigned long<text:tab/><text:tab/><text:tab/>4 bytes<text:tab/><text:tab/>0 to 4,294,967,295</text:p>
      <text:p text:style-name="P1">unsigned long long<text:tab/><text:tab/>8 bytes<text:tab/><text:tab/>0 to 18,446,744,073,709,551,615</text:p>
      <text:p text:style-name="P1"/>
      <text:p text:style-name="P1"/>
      <text:p text:style-name="P1"/>
      <text:p text:style-name="P1"><text:soft-page-break/><text:span text:style-name="T1">Floating</text:span><text:span text:style-name="T1">-</text:span><text:span text:style-name="T1">point</text:span><text:span text:style-name="T1"> </text:span><text:span text:style-name="T1">Types</text:span></text:p>
      <text:p text:style-name="P1"/>
      <text:p text:style-name="P1">Floating-point types are used to represent numbers that are not whole integers. For example:</text:p>
      <text:p text:style-name="P1"/>
      <text:p text:style-name="P5">float f = 3.35;</text:p>
      <text:p text:style-name="P1"/>
      <text:p text:style-name="P1">Variables of type float and of type double store these numbers in similar components as scientific notation, so the above value could be represented as 335 * 10^{-2}. The first part, 335, (sometimes called the <text:span text:style-name="T2">coefficient</text:span> or <text:span text:style-name="T2">significand</text:span>) is stored separately from the second part, -2, (called the <text:span text:style-name="T2">exponent</text:span>). The types can represent different ranges of significand and exponents, as shown in the following table:</text:p>
      <text:p text:style-name="P1"/>
      <text:p text:style-name="P1">type<text:tab/><text:tab/>exponent range<text:tab/><text:tab/>significand range</text:p>
      <text:p text:style-name="P1">float<text:tab/><text:tab/>0 to 255<text:tab/><text:tab/><text:tab/>2^23 (8,388,608) possible values</text:p>
      <text:p text:style-name="P1">double<text:tab/><text:tab/>0 to 2,048<text:tab/><text:tab/><text:tab/>2^52 (4,503,599,627,370,496) possible values</text:p>
      <text:p text:style-name="P1">long double<text:tab/>0 to 2,048<text:tab/><text:tab/><text:tab/>2^52 (4,503,599,627,370,496) possible values</text:p>
      <text:p text:style-name="P1"/>
      <text:p text:style-name="P1">In fact, we can use scientific notation in conjunction with floating-point variables. The above assignment can also be written as:</text:p>
      <text:p text:style-name="P1"/>
      <text:p text:style-name="P1">float f = 335e-2; // Sets f to 3.35</text:p>
      <text:p text:style-name="P1"/>
      <text:p text:style-name="P1">Refer to [XXX Chapter ??] for a discussion on displaying floats and doubles.</text:p>
      <text:p text:style-name="P1"/>
      <text:p text:style-name="P1">Both float and double include a few special values that represent non-numeric results, such as infinity, negative infinity, and NaN (Not a Number).</text:p>
      <text:p text:style-name="P1"/>
      <text:p text:style-name="P1">float g = 10.0 / 0.0; // g is set to infinity</text:p>
      <text:p text:style-name="P1">float h = g * -1.0; // h is set to negative infinity</text:p>
      <text:p text:style-name="P1">float i = g / h; // Since infinity divided by negative infinity is undefined,</text:p>
      <text:p text:style-name="P6">// the result of the division is not a number, and i is set to NaN</text:p>
      <text:p text:style-name="P1"/>
      <text:p text:style-name="P1"><text:span text:style-name="T1">Other</text:span><text:span text:style-name="T1"> </text:span><text:span text:style-name="T1">Types</text:span><text:span text:style-name="T1"> </text:span><text:span text:style-name="T1">Introduced</text:span><text:span text:style-name="T1"> </text:span><text:span text:style-name="T1">by</text:span><text:span text:style-name="T1"> </text:span><text:span text:style-name="T1">C</text:span><text:span text:style-name="T1">++11</text:span></text:p>
      <text:p text:style-name="P1"/>
      <text:p text:style-name="P1">C++11 provides the &lt;cstdint&gt; library, which defines several additional types that may be convenient:</text:p>
      <text:p text:style-name="P1"/>
      <text:p text:style-name="P1">type<text:tab/><text:tab/>purpose<text:tab/><text:tab/><text:tab/><text:tab/><text:tab/><text:tab/><text:tab/>unsigned version</text:p>
      <text:p text:style-name="P1">intmax_t<text:tab/>The integer of maximum size supported on the platform <text:tab/>uintmax_t</text:p>
      <text:p text:style-name="P1">int8_t<text:tab/><text:tab/>An integer of exactly 8 bits<text:tab/><text:tab/><text:tab/><text:tab/><text:tab/>uint8_t</text:p>
      <text:p text:style-name="P1">int16_t<text:tab/><text:tab/>An integer of exactly 16 bits<text:tab/><text:tab/><text:tab/><text:tab/><text:tab/>uint16_t</text:p>
      <text:p text:style-name="P1">int32_t<text:tab/><text:tab/>An integer of exactly 32 bits<text:tab/><text:tab/><text:tab/><text:tab/><text:tab/>uint32_t</text:p>
      <text:p text:style-name="P1">int64_t<text:tab/><text:tab/>An integer of exactly 64 bits<text:tab/><text:tab/><text:tab/><text:tab/><text:tab/>uint64_t</text:p>
      <text:p text:style-name="P1"/>
      <text:p text:style-name="P1"><text:soft-page-break/>These types are provided in part because the basic types like int and short are not guaranteed to be of any particular size, which can cause problems when compiling the same code on different platforms.</text:p>
      <text:p text:style-name="P1"/>
      <text:p text:style-name="P1"><text:span text:style-name="T1">Conversion</text:span><text:span text:style-name="T1"> </text:span><text:span text:style-name="T1">Between</text:span><text:span text:style-name="T1"> </text:span><text:span text:style-name="T1">Types</text:span></text:p>
      <text:p text:style-name="P1"/>
      <text:p text:style-name="P1">It is sometimes necessary to convert a variable of one type to another, perhaps in order to pass the variable to a function that doesn’t support the variable’s original type. Here is an example of a variable of type int being converted (automatically) to a double:</text:p>
      <text:p text:style-name="P1"/>
      <text:p text:style-name="P1">int x = 2;</text:p>
      <text:p text:style-name="P1">double y;</text:p>
      <text:p text:style-name="P1">y = x; // Type conversion: the integer 2 is converted to the double 2.0</text:p>
      <text:p text:style-name="P1">std::cout &lt;&lt; “y = “ &lt;&lt; y &lt;&lt; std::endl; // This prints y = 2</text:p>
      <text:p text:style-name="P1"/>
      <text:p text:style-name="P1">This example demonstrates a <text:span text:style-name="T2">widening</text:span><text:span text:style-name="T2"> </text:span><text:span text:style-name="T2">conversion</text:span>, since any possible value of x can be represented in y. On the other hand, we can do the reverse conversion:</text:p>
      <text:p text:style-name="P1"/>
      <text:p text:style-name="P1">int x;</text:p>
      <text:p text:style-name="P1">double y = 2.0;</text:p>
      <text:p text:style-name="P1">x = y; // Type conversion: the double 2.0 is converted to the int 2</text:p>
      <text:p text:style-name="P1">std::cout &lt;&lt; “x = “ &lt;&lt; x &lt;&lt; std::endl; // This prints x = 2</text:p>
      <text:p text:style-name="P1"/>
      <text:p text:style-name="P1">This code compiles and runs, but the compiler produces the following warning:</text:p>
      <text:p text:style-name="P1"/>
      <text:p text:style-name="P1"><text:span text:style-name="T3">warning</text:span><text:span text:style-name="T3">: </text:span><text:span text:style-name="T3">converting</text:span><text:span text:style-name="T3"> </text:span><text:span text:style-name="T3">to</text:span><text:span text:style-name="T3"> `</text:span><text:span text:style-name="T3">int</text:span><text:span text:style-name="T3">' </text:span><text:span text:style-name="T3">from</text:span><text:span text:style-name="T3"> `</text:span><text:span text:style-name="T3">double</text:span><text:span text:style-name="T3">'</text:span></text:p>
      <text:p text:style-name="P1"/>
      <text:p text:style-name="P1">The compiler has a good reason for this warning: not all possible values that can be represented in a double can be represented in an int. We refer to this as a <text:span text:style-name="T2">narrowing</text:span><text:span text:style-name="T2"> </text:span><text:span text:style-name="T2">conversion</text:span>. If we change the code slightly, we can see where problems can occur:</text:p>
      <text:p text:style-name="P1"/>
      <text:p text:style-name="P1">int x;</text:p>
      <text:p text:style-name="P1">double y = 2.9;</text:p>
      <text:p text:style-name="P1">x = y; // Type conversion: the double 2.9 is converted to the int 2</text:p>
      <text:p text:style-name="P1">std::cout &lt;&lt; "x = " &lt;&lt; x &lt;&lt; std::endl; // This prints x = 2</text:p>
      <text:p text:style-name="P1"/>
      <text:p text:style-name="P1">Because integers cannot represent the numbers after the decimal point, they are simply dropped. This might seem counterintuitive, as we might expect the values to be rounded up from 2.9 to 3. Fortunately, C++11 provides a round() function in the &lt;cmath&gt; library that returns the integer closest to the passed parameter:</text:p>
      <text:p text:style-name="P1"/>
      <text:p text:style-name="P1">int x;</text:p>
      <text:p text:style-name="P1">double y = 2.9;</text:p>
      <text:p text:style-name="P1">x = round(y); // round(y) returns the double 3.0 (the closest integer to the passed parameter)</text:p>
      <text:p text:style-name="P1"><text:soft-page-break/>// This double is then converted to the int 3</text:p>
      <text:p text:style-name="P1">std::cout &lt;&lt; "x = " &lt;&lt; x &lt;&lt; std::endl; // This prints x = 2</text:p>
      <text:p text:style-name="P1"/>
      <text:p text:style-name="P1"/>
      <text:p text:style-name="P1"><text:span text:style-name="T1">Coercion</text:span><text:span text:style-name="T1"> &amp; </text:span><text:span text:style-name="T1">Casting</text:span><text:span text:style-name="T1"> </text:span></text:p>
      <text:p text:style-name="P1"/>
      <text:p text:style-name="P1">The examples in the previous section relied on the compiler to perform the conversions from int to double and double to int. This implicit, automatic conversion is often referred to as <text:span text:style-name="T2">coercion</text:span>, and can be found in the following example:</text:p>
      <text:p text:style-name="P1"/>
      <text:p text:style-name="P1">int z = 3.3 + 4.8; // z is set to the integer 8 (coerced from the double 8.1)</text:p>
      <text:p text:style-name="P1"/>
      <text:p text:style-name="P1">The compiler still warns us that it is converting the double to an int. In this case, we know that we want an integer value, so we can tell the compiler to explicitly convert the double to an int using <text:span text:style-name="T2">casting</text:span>, as follows:</text:p>
      <text:p text:style-name="P1"/>
      <text:p text:style-name="P1">int z = (int)3.3 + (int)4.8; // z is set to 7</text:p>
      <text:p text:style-name="P1"/>
      <text:p text:style-name="P1">We enclose the “target” type in parentheses (in this case, int) and place it before the value or expression we want to convert. Doing this removes the warning that the compiler produces when it coerces the double to int. The above still isn’t quite what we want, though, since the individual doubles are converted to 3 and 4, respectively. (Remember that converting from a double to an int drops the part after the decimal point rather than rounding!) It would be better to convert the result of the addition, rather than the individual values, like this:</text:p>
      <text:p text:style-name="P1"/>
      <text:p text:style-name="P1">int z = (int)(3.3 + 4.8); // z is set to 8</text:p>
      <text:p text:style-name="P1"/>
      <text:p text:style-name="P1"><text:span text:style-name="T1">Automatic</text:span><text:span text:style-name="T1"> </text:span><text:span text:style-name="T1">Types</text:span><text:span text:style-name="T1"> </text:span><text:span text:style-name="T1">in</text:span><text:span text:style-name="T1"> </text:span><text:span text:style-name="T1">C</text:span><text:span text:style-name="T1">++11</text:span></text:p>
      <text:p text:style-name="P1"/>
      <text:p text:style-name="P1">C++11 introduces the auto data type, which leaves the determination of a variable’s type up to the compiler. At compile time, the data type of the value that is assigned determines the data type that replaces the auto type.</text:p>
      <text:p text:style-name="P1"/>
      <text:p text:style-name="P1">auto myVar = 3; // myVar is an int</text:p>
      <text:p text:style-name="P1">auto myVar2 = &amp;myVar; // myVar2 is an int*</text:p>
      <text:p text:style-name="P1">auto myVar3 = ‘t’; // myVar3 is a char</text:p>
      <text:p text:style-name="P1"/>
      <text:p text:style-name="P1">The decltype operator is another new feature, which extracts types from objects and is used in a similar way as auto:</text:p>
      <text:p text:style-name="P1"/>
      <text:p text:style-name="P1">auto myVar = 3; // myVar is an int</text:p>
      <text:p text:style-name="P1">decltype(myVar) myVar4; // myVar4 is an int</text:p>
      <text:p text:style-name="P1">decltype(myVar &lt; 1) myVar5; // myVar5 is a bool</text:p>
      <text:p text:style-name="P1"/>
      <text:p text:style-name="P1"><text:soft-page-break/>In these examples, it is easy to determine the types assigned to the variable, but the power of auto is in conjunction with complicated types like iterators of container objects as discussed in [XXX Chapter STL].</text:p>
      <text:p text:style-name="P1"/>
      <text:p text:style-name="P1">std::vector&lt;int&gt; v; // Create a vector of integers</text:p>
      <text:p text:style-name="P1">v.push_back(2); // Add 2 to the vector</text:p>
      <text:p text:style-name="P1">v.push_back(8); // Add 8 to the vector</text:p>
      <text:p text:style-name="P1">auto myIterator = v.begin();</text:p>
      <text:p text:style-name="P1">// The above is equivalent to:</text:p>
      <text:p text:style-name="P1">// std::vector&lt;int&gt;::iterator myIterator = v.begin();</text:p>
      <text:p text:style-name="P1"/>
      <text:p text:style-name="P2">References</text:p>
      <text:p text:style-name="P1"/>
      <text:p text:style-name="P1"><text:a xlink:type="simple" xlink:href="http://www.cplusplus.com/reference/cstdint/"><text:span text:style-name="T4">http</text:span></text:a><text:a xlink:type="simple" xlink:href="http://www.cplusplus.com/reference/cstdint/"><text:span text:style-name="T4">://</text:span></text:a><text:a xlink:type="simple" xlink:href="http://www.cplusplus.com/reference/cstdint/"><text:span text:style-name="T4">www</text:span></text:a><text:a xlink:type="simple" xlink:href="http://www.cplusplus.com/reference/cstdint/"><text:span text:style-name="T4">.</text:span></text:a><text:a xlink:type="simple" xlink:href="http://www.cplusplus.com/reference/cstdint/"><text:span text:style-name="T4">cplusplus</text:span></text:a><text:a xlink:type="simple" xlink:href="http://www.cplusplus.com/reference/cstdint/"><text:span text:style-name="T4">.</text:span></text:a><text:a xlink:type="simple" xlink:href="http://www.cplusplus.com/reference/cstdint/"><text:span text:style-name="T4">com</text:span></text:a><text:a xlink:type="simple" xlink:href="http://www.cplusplus.com/reference/cstdint/"><text:span text:style-name="T4">/</text:span></text:a><text:a xlink:type="simple" xlink:href="http://www.cplusplus.com/reference/cstdint/"><text:span text:style-name="T4">reference</text:span></text:a><text:a xlink:type="simple" xlink:href="http://www.cplusplus.com/reference/cstdint/"><text:span text:style-name="T4">/</text:span></text:a><text:a xlink:type="simple" xlink:href="http://www.cplusplus.com/reference/cstdint/"><text:span text:style-name="T4">cstdint</text:span></text:a><text:a xlink:type="simple" xlink:href="http://www.cplusplus.com/reference/cstdint/"><text:span text:style-name="T4">/</text:span></text:a></text:p>
      <text:p text:style-name="P1"><text:a xlink:type="simple" xlink:href="http://en.wikipedia.org/wiki/Floating_point"><text:span text:style-name="T4">http</text:span></text:a><text:a xlink:type="simple" xlink:href="http://en.wikipedia.org/wiki/Floating_point"><text:span text:style-name="T4">://</text:span></text:a><text:a xlink:type="simple" xlink:href="http://en.wikipedia.org/wiki/Floating_point"><text:span text:style-name="T4">en</text:span></text:a><text:a xlink:type="simple" xlink:href="http://en.wikipedia.org/wiki/Floating_point"><text:span text:style-name="T4">.</text:span></text:a><text:a xlink:type="simple" xlink:href="http://en.wikipedia.org/wiki/Floating_point"><text:span text:style-name="T4">wikipedia</text:span></text:a><text:a xlink:type="simple" xlink:href="http://en.wikipedia.org/wiki/Floating_point"><text:span text:style-name="T4">.</text:span></text:a><text:a xlink:type="simple" xlink:href="http://en.wikipedia.org/wiki/Floating_point"><text:span text:style-name="T4">org</text:span></text:a><text:a xlink:type="simple" xlink:href="http://en.wikipedia.org/wiki/Floating_point"><text:span text:style-name="T4">/</text:span></text:a><text:a xlink:type="simple" xlink:href="http://en.wikipedia.org/wiki/Floating_point"><text:span text:style-name="T4">wiki</text:span></text:a><text:a xlink:type="simple" xlink:href="http://en.wikipedia.org/wiki/Floating_point"><text:span text:style-name="T4">/</text:span></text:a><text:a xlink:type="simple" xlink:href="http://en.wikipedia.org/wiki/Floating_point"><text:span text:style-name="T4">Floating</text:span></text:a><text:a xlink:type="simple" xlink:href="http://en.wikipedia.org/wiki/Floating_point"><text:span text:style-name="T4">_</text:span></text:a><text:a xlink:type="simple" xlink:href="http://en.wikipedia.org/wiki/Floating_point"><text:span text:style-name="T4">point</text:span></text:a> </text:p>
      <text:p text:style-name="P1"><text:a xlink:type="simple" xlink:href="http://en.wikipedia.org/wiki/IEEE_floating_point"><text:span text:style-name="T4">http</text:span></text:a><text:a xlink:type="simple" xlink:href="http://en.wikipedia.org/wiki/IEEE_floating_point"><text:span text:style-name="T4">://</text:span></text:a><text:a xlink:type="simple" xlink:href="http://en.wikipedia.org/wiki/IEEE_floating_point"><text:span text:style-name="T4">en</text:span></text:a><text:a xlink:type="simple" xlink:href="http://en.wikipedia.org/wiki/IEEE_floating_point"><text:span text:style-name="T4">.</text:span></text:a><text:a xlink:type="simple" xlink:href="http://en.wikipedia.org/wiki/IEEE_floating_point"><text:span text:style-name="T4">wikipedia</text:span></text:a><text:a xlink:type="simple" xlink:href="http://en.wikipedia.org/wiki/IEEE_floating_point"><text:span text:style-name="T4">.</text:span></text:a><text:a xlink:type="simple" xlink:href="http://en.wikipedia.org/wiki/IEEE_floating_point"><text:span text:style-name="T4">org</text:span></text:a><text:a xlink:type="simple" xlink:href="http://en.wikipedia.org/wiki/IEEE_floating_point"><text:span text:style-name="T4">/</text:span></text:a><text:a xlink:type="simple" xlink:href="http://en.wikipedia.org/wiki/IEEE_floating_point"><text:span text:style-name="T4">wiki</text:span></text:a><text:a xlink:type="simple" xlink:href="http://en.wikipedia.org/wiki/IEEE_floating_point"><text:span text:style-name="T4">/</text:span></text:a><text:a xlink:type="simple" xlink:href="http://en.wikipedia.org/wiki/IEEE_floating_point"><text:span text:style-name="T4">IEEE</text:span></text:a><text:a xlink:type="simple" xlink:href="http://en.wikipedia.org/wiki/IEEE_floating_point"><text:span text:style-name="T4">_</text:span></text:a><text:a xlink:type="simple" xlink:href="http://en.wikipedia.org/wiki/IEEE_floating_point"><text:span text:style-name="T4">floating</text:span></text:a><text:a xlink:type="simple" xlink:href="http://en.wikipedia.org/wiki/IEEE_floating_point"><text:span text:style-name="T4">_</text:span></text:a><text:a xlink:type="simple" xlink:href="http://en.wikipedia.org/wiki/IEEE_floating_point"><text:span text:style-name="T4">point</text:span></text:a> (IEEE 754)</text:p>
      <text:p text:style-name="P1"><text:a xlink:type="simple" xlink:href="http://www.learncpp.com/cpp-tutorial/25-floating-point-numbers/"><text:span text:style-name="T4">http</text:span></text:a><text:a xlink:type="simple" xlink:href="http://www.learncpp.com/cpp-tutorial/25-floating-point-numbers/"><text:span text:style-name="T4">://</text:span></text:a><text:a xlink:type="simple" xlink:href="http://www.learncpp.com/cpp-tutorial/25-floating-point-numbers/"><text:span text:style-name="T4">www</text:span></text:a><text:a xlink:type="simple" xlink:href="http://www.learncpp.com/cpp-tutorial/25-floating-point-numbers/"><text:span text:style-name="T4">.</text:span></text:a><text:a xlink:type="simple" xlink:href="http://www.learncpp.com/cpp-tutorial/25-floating-point-numbers/"><text:span text:style-name="T4">learncpp</text:span></text:a><text:a xlink:type="simple" xlink:href="http://www.learncpp.com/cpp-tutorial/25-floating-point-numbers/"><text:span text:style-name="T4">.</text:span></text:a><text:a xlink:type="simple" xlink:href="http://www.learncpp.com/cpp-tutorial/25-floating-point-numbers/"><text:span text:style-name="T4">com</text:span></text:a><text:a xlink:type="simple" xlink:href="http://www.learncpp.com/cpp-tutorial/25-floating-point-numbers/"><text:span text:style-name="T4">/</text:span></text:a><text:a xlink:type="simple" xlink:href="http://www.learncpp.com/cpp-tutorial/25-floating-point-numbers/"><text:span text:style-name="T4">cpp</text:span></text:a><text:a xlink:type="simple" xlink:href="http://www.learncpp.com/cpp-tutorial/25-floating-point-numbers/"><text:span text:style-name="T4">-</text:span></text:a><text:a xlink:type="simple" xlink:href="http://www.learncpp.com/cpp-tutorial/25-floating-point-numbers/"><text:span text:style-name="T4">tutorial</text:span></text:a><text:a xlink:type="simple" xlink:href="http://www.learncpp.com/cpp-tutorial/25-floating-point-numbers/"><text:span text:style-name="T4">/25-</text:span></text:a><text:a xlink:type="simple" xlink:href="http://www.learncpp.com/cpp-tutorial/25-floating-point-numbers/"><text:span text:style-name="T4">floating</text:span></text:a><text:a xlink:type="simple" xlink:href="http://www.learncpp.com/cpp-tutorial/25-floating-point-numbers/"><text:span text:style-name="T4">-</text:span></text:a><text:a xlink:type="simple" xlink:href="http://www.learncpp.com/cpp-tutorial/25-floating-point-numbers/"><text:span text:style-name="T4">point</text:span></text:a><text:a xlink:type="simple" xlink:href="http://www.learncpp.com/cpp-tutorial/25-floating-point-numbers/"><text:span text:style-name="T4">-</text:span></text:a><text:a xlink:type="simple" xlink:href="http://www.learncpp.com/cpp-tutorial/25-floating-point-numbers/"><text:span text:style-name="T4">numbers</text:span></text:a><text:a xlink:type="simple" xlink:href="http://www.learncpp.com/cpp-tutorial/25-floating-point-numbers/"><text:span text:style-name="T4">/</text:span></text:a></text:p>
      <text:p text:style-name="P1"/>
      <text:p text:style-name="P1"/>
      <text:p text:style-name="P1">Started by Prof. Hansen 1am Sunda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2</meta:editing-cycles>
    <meta:document-statistic meta:table-count="0" meta:image-count="0" meta:object-count="0" meta:page-count="5" meta:paragraph-count="101" meta:word-count="1435" meta:character-count="8261"/>
    <dc:date>2013-07-29T21:19:01.25</dc:date>
    <meta:editing-duration>PT57S</meta:editing-duration>
  </office:meta>
</office:document-meta>
</file>